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StarSymbol" svg:font-family="StarSymbol"/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Tahoma4" svg:font-family="Tahoma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Lucida Sans Unicode" svg:font-family="'Lucida Sans Unicode'"/>
    <style:font-face style:font-pitch="variable" style:name="Tahoma2" svg:font-family="Tahoma"/>
    <style:font-face style:font-family-generic="roman" style:font-pitch="variable" style:name="Liberation Serif1" svg:font-family="'Liberation Serif'"/>
    <style:font-face style:font-adornments="Normal"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Tahoma" svg:font-family="Tahoma"/>
    <style:font-face style:font-adornments="Gras"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ucida Sans Unicode1" svg:font-family="'Lucida Sans Unicode'"/>
    <style:font-face style:font-family-generic="system" style:font-pitch="variable" style:name="Tahoma3" svg:font-family="Tahoma"/>
  </office:font-face-decls>
  <office:automatic-styles>
    <style:style style:family="table" style:name="Tableau3">
      <style:table-properties fo:break-after="auto" fo:break-before="auto" fo:margin-left="0cm" fo:margin-right="-0.011cm" style:width="16.007cm" style:writing-mode="lr-tb" table:align="margins" table:border-model="collapsing"/>
    </style:style>
    <style:style style:family="table-column" style:name="Tableau3.A">
      <style:table-column-properties style:column-width="1.109cm" style:rel-column-width="4542*"/>
    </style:style>
    <style:style style:family="table-column" style:name="Tableau3.B">
      <style:table-column-properties style:column-width="14.898cm" style:rel-column-width="60993*"/>
    </style:style>
    <style:style style:family="table-cell" style:name="Tableau3.A1">
      <style:table-cell-properties fo:border-bottom="none" fo:border-left="none" fo:border-right="none" fo:border-top="0.05pt solid #000000" fo:padding="0.097cm"/>
    </style:style>
    <style:style style:family="table-cell" style:name="Tableau3.B1">
      <style:table-cell-properties fo:background-color="transparent" fo:border-bottom="none" fo:border-left="none" fo:border-right="none" fo:border-top="0.05pt solid #000000" fo:padding="0.097cm">
        <style:background-image/>
      </style:table-cell-properties>
    </style:style>
    <style:style style:family="table" style:name="Tableau2">
      <style:table-properties fo:margin-left="0cm" fo:margin-right="-0.011cm" style:width="16.007cm" style:writing-mode="lr-tb" table:align="margins" table:border-model="collapsing"/>
    </style:style>
    <style:style style:family="table-column" style:name="Tableau2.A">
      <style:table-column-properties style:column-width="1.108cm" style:rel-column-width="4535*"/>
    </style:style>
    <style:style style:family="table-column" style:name="Tableau2.B">
      <style:table-column-properties style:column-width="14.9cm" style:rel-column-width="61000*"/>
    </style:style>
    <style:style style:family="table-cell" style:name="Tableau2.A1">
      <style:table-cell-properties fo:border-bottom="0.05pt solid #000000" fo:border-left="none" fo:border-right="none" fo:border-top="0.05pt solid #000000" fo:padding="0.097cm"/>
    </style:style>
    <style:style style:family="table-cell" style:name="Tableau2.A2">
      <style:table-cell-properties fo:border-bottom="none" fo:border-left="none" fo:border-right="none" fo:border-top="0.05pt solid #000000" fo:padding="0.097cm"/>
    </style:style>
    <style:style style:family="table" style:name="Table1">
      <style:table-properties fo:break-before="column" style:may-break-between-rows="false" style:rel-width="100%" style:width="15.997cm" style:writing-mode="lr-tb" table:align="right"/>
    </style:style>
    <style:style style:family="table-column" style:name="Table1.A">
      <style:table-column-properties style:column-width="7.992cm" style:rel-column-width="4805*"/>
    </style:style>
    <style:style style:family="table-column" style:name="Table1.B">
      <style:table-column-properties style:column-width="8.005cm" style:rel-column-width="4812*"/>
    </style:style>
    <style:style style:family="table-cell" style:name="Table1.A1">
      <style:table-cell-properties fo:border="none" fo:padding="0.097cm"/>
    </style:style>
    <style:style style:family="table" style:name="Table2">
      <style:table-properties style:may-break-between-rows="false" style:rel-width="100%" style:width="15.997cm" style:writing-mode="lr-tb" table:align="right"/>
    </style:style>
    <style:style style:family="table-column" style:name="Table2.A">
      <style:table-column-properties style:column-width="7.992cm" style:rel-column-width="4805*"/>
    </style:style>
    <style:style style:family="table-column" style:name="Table2.B">
      <style:table-column-properties style:column-width="8.005cm" style:rel-column-width="4812*"/>
    </style:style>
    <style:style style:family="table-cell" style:name="Table2.A1">
      <style:table-cell-properties fo:border="none" fo:padding="0.097cm"/>
    </style:style>
    <style:style style:family="paragraph" style:name="P1" style:parent-style-name="Standard">
      <style:text-properties fo:font-style="normal" fo:font-weight="bold" style:font-name="Liberation Serif1" style:font-style-asian="normal" style:font-style-complex="normal" style:font-weight-asian="bold" style:font-weight-complex="bold" style:text-underline-style="none" style:use-window-font-color="true"/>
    </style:style>
    <style:style style:family="paragraph" style:name="P2" style:parent-style-name="Standard">
      <style:text-properties fo:font-style="normal" officeooo:paragraph-rsid="00339f13" style:font-name="Liberation Serif1" style:font-style-asian="normal" style:font-style-complex="normal" style:use-window-font-color="true"/>
    </style:style>
    <style:style style:family="paragraph" style:name="P3" style:parent-style-name="Standard">
      <style:text-properties fo:font-weight="bold" style:font-name="Liberation Serif1" style:font-weight-asian="bold" style:font-weight-complex="bold" style:use-window-font-color="true"/>
    </style:style>
    <style:style style:family="paragraph" style:name="P4" style:parent-style-name="Standard">
      <style:text-properties fo:font-weight="bold" officeooo:paragraph-rsid="001e014f" officeooo:rsid="001e014f" style:font-name="Liberation Serif1" style:font-weight-asian="bold" style:font-weight-complex="bold" style:use-window-font-color="true"/>
    </style:style>
    <style:style style:family="paragraph" style:name="P5" style:parent-style-name="Standard">
      <style:text-properties fo:font-size="11pt" style:font-name="Liberation Serif1" style:font-size-asian="11pt" style:font-size-complex="11pt"/>
    </style:style>
    <style:style style:family="paragraph" style:name="P6" style:parent-style-name="Standard">
      <style:text-properties fo:font-size="11pt" officeooo:paragraph-rsid="002c7fa8" style:font-name="Liberation Serif1" style:font-size-asian="11pt" style:font-size-complex="11pt"/>
    </style:style>
    <style:style style:family="paragraph" style:name="P7" style:parent-style-name="Standard">
      <style:text-properties officeooo:rsid="003ec06b"/>
    </style:style>
    <style:style style:family="paragraph" style:name="P8" style:parent-style-name="Standard">
      <style:text-properties officeooo:rsid="003e3a55"/>
    </style:style>
    <style:style style:family="paragraph" style:name="P9" style:parent-style-name="Table_20_Contents">
      <style:text-properties style:font-name="Liberation Serif1"/>
    </style:style>
    <style:style style:family="paragraph" style:name="P10" style:parent-style-name="Table_20_Contents">
      <style:text-properties fo:font-style="normal" fo:font-weight="bold" style:font-name="Liberation Serif1" style:font-style-asian="normal" style:font-style-complex="normal" style:font-weight-asian="bold" style:font-weight-complex="bold"/>
    </style:style>
    <style:style style:family="paragraph" style:name="P11" style:parent-style-name="Table_20_Contents">
      <style:text-properties fo:font-weight="bold" style:font-name="Liberation Serif1" style:font-weight-asian="bold" style:font-weight-complex="bold"/>
    </style:style>
    <style:style style:family="paragraph" style:master-page-name="" style:name="P12" style:parent-style-name="Standard">
      <style:paragraph-properties style:page-number="auto"/>
      <style:text-properties fo:font-size="11pt" officeooo:paragraph-rsid="002c7fa8" style:font-name="Liberation Serif1" style:font-size-asian="11pt" style:font-size-complex="11pt"/>
    </style:style>
    <style:style style:family="paragraph" style:master-page-name="" style:name="P13" style:parent-style-name="Standard">
      <style:paragraph-properties fo:break-after="auto" fo:break-before="auto" fo:text-align="center" style:justify-single-word="false" style:page-number="auto">
        <style:tab-stops/>
      </style:paragraph-properties>
      <style:text-properties fo:font-size="16pt" fo:font-weight="bold" style:font-name="Liberation Serif1" style:font-size-asian="16pt" style:font-size-complex="16pt" style:font-weight-asian="bold" style:font-weight-complex="bold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italic" style:font-style-asian="italic" style:font-style-complex="italic" style:use-window-font-color="true"/>
    </style:style>
    <style:style style:family="text" style:name="T2">
      <style:text-properties fo:font-weight="bold" officeooo:rsid="003f7128" style:font-weight-asian="bold" style:font-weight-complex="bold"/>
    </style:style>
    <style:style style:family="text" style:name="T3">
      <style:text-properties fo:font-weight="bold" officeooo:rsid="00411ccd" style:font-weight-asian="bold" style:font-weight-complex="bold"/>
    </style:style>
    <style:style style:family="text" style:name="T4">
      <style:text-properties style:text-underline-color="font-color" style:text-underline-style="solid" style:text-underline-width="auto"/>
    </style:style>
    <style:style style:family="text" style:name="T5">
      <style:text-properties style:text-underline-style="none"/>
    </style:style>
    <style:style style:family="text" style:name="T6">
      <style:text-properties officeooo:rsid="002579c6" style:text-underline-style="none"/>
    </style:style>
    <style:style style:family="text" style:name="T7">
      <style:text-properties fo:font-weight="normal" officeooo:rsid="001e0fce" style:font-weight-asian="normal" style:font-weight-complex="normal"/>
    </style:style>
    <style:style style:family="text" style:name="T8">
      <style:text-properties officeooo:rsid="006f986f"/>
    </style:style>
    <style:style style:family="text" style:name="T9">
      <style:text-properties officeooo:rsid="002c7fa8"/>
    </style:style>
    <style:style style:family="text" style:name="T10">
      <style:text-properties officeooo:rsid="001623a7"/>
    </style:style>
    <style:style style:family="text" style:name="T11">
      <style:text-properties officeooo:rsid="0017d7cf"/>
    </style:style>
    <style:style style:family="text" style:name="T12">
      <style:text-properties officeooo:rsid="003ec06b"/>
    </style:style>
    <style:style style:family="text" style:name="T13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Ubuntu" style:font-name-asian="Lucida Sans Unicode" style:font-name-complex="Tahoma2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4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Lucida Sans Unicode" style:font-name-complex="Tahoma2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2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éance du <text:text-input text:description="">self.Title()</text:text-input><text:span text:style-name="T1"><text:line-break/></text:span></text:p>
      <text:p text:style-name="P1">Composition de l'assemblée :</text:p>
      <text:p text:style-name="P2"><office:annotation><dc:date>2008-08-18T00:00:00</dc:date><text:p>do text if self.get_assembly()</text:p><text:p>from xhtml(view.print_assembly())</text:p></office:annotation><text:span text:style-name="T10">Assemblée</text:span></text:p>
      <text:p text:style-name="P2"><office:annotation><dc:creator>Auteur inconnu</dc:creator><dc:date>2019-02-15T15:35:08</dc:date><text:p text:style-name="P14"><text:span text:style-name="T14">do text if self.get_attendees()</text:span></text:p><text:p text:style-name="P14"><text:span text:style-name="T14">from xhtml(view.print_attendees())</text:span></text:p></office:annotation><text:span text:style-name="T11">Attendees</text:span></text:p>
      <text:p text:style-name="P2"/>
      <text:p text:style-name="P4">Observations :</text:p>
      <text:p text:style-name="P4"><text:span text:style-name="T7"><office:annotation><dc:creator>Auteur inconnu</dc:creator><dc:date>2021-01-25T11:11:01.074508993</dc:date><text:p><text:span text:style-name="T13">do text</text:span></text:p><text:p>from xhtml(view.printXhtml(self, self.observations) or 'Aucune.')</text:p></office:annotation></text:span><text:span text:style-name="T7">Observations</text:span></text:p>
      <text:p text:style-name="P3"/>
      <text:p text:style-name="P3">Le <text:text-input text:description="">meetingConfig.Title()</text:text-input>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office:value-type="string" table:style-name="Tableau3.A1">
            <text:p text:style-name="P9"><office:annotation><dc:date>2008-08-18T00:00:00</dc:date><text:p>do row for item in list(enumerate(self.adapted().getPrintableItems(itemUids=itemUids, list_types=['normal'], ignore_review_states=[])))</text:p></office:annotation><text:span text:style-name="T3"><text:text-input text:description="">self.first_item_number+item[0]</text:text-input></text:span></text:p>
          </table:table-cell>
          <table:table-cell office:value-type="string" table:style-name="Tableau3.B1">
            <text:p text:style-name="P10"><text:text-input text:description="">item[1].Title()</text:text-input></text:p>
            <text:p text:style-name="P9"><office:annotation><dc:date>2008-08-18T00:00:00</dc:date><text:p>do text</text:p><text:p><text:span text:style-name="T16">from xhtml(view.printXhtml(item[1], (item[1].getMotivation(), '&lt;p&gt;&lt;strong&gt;DECIDE:&lt;/strong&gt;&lt;/p&gt;', item[1].getDecision())))</text:span></text:p></office:annotation>Decision</text:p>
            <text:p text:style-name="P9"><text:span text:style-name="T5"><text:line-break/></text:span><text:span text:style-name="T4"><office:annotation><dc:creator>Gauthier Bastien</dc:creator><dc:date>2011-03-09T10:36:11</dc:date><text:p text:style-name="P14"><text:span text:style-name="T15">do text if item[1].getNotes()</text:span></text:p></office:annotation></text:span><text:span text:style-name="T4">Interventions :</text:span></text:p>
            <text:p text:style-name="P9"><text:span text:style-name="T4"><office:annotation><dc:creator>Gauthier Bastien</dc:creator><dc:date>2011-03-09T10:36:11</dc:date><text:p text:style-name="P14"><text:span text:style-name="T15">do text if item[1].getNotes()</text:span></text:p><text:p text:style-name="P14"><text:span text:style-name="T15">from xhtml(view.printXhtml(item[1], item[1].getObservations()))</text:span></text:p></office:annotation></text:span><text:span text:style-name="T6">Note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9"><office:annotation><dc:date>2008-08-18T00:00:00</dc:date><text:p>do row for item in list(enumerate(self.adapted().getPrintableItems(itemUids=itemUids, list_types=['late'], ignore_review_states=[])))</text:p></office:annotation><text:span text:style-name="T2"><text:text-input text:description="">self.first_item_number+len(self.adapted().getPrintableItems(itemUids=itemUids, ignore_review_states=['delayed', ]))+item[0]</text:text-input></text:span></text:p>
          </table:table-cell>
          <table:table-cell office:value-type="string" table:style-name="Tableau2.A1">
            <text:p text:style-name="P11"><text:text-input text:description="">item[1].Title()</text:text-input></text:p>
            <text:p text:style-name="P9"><office:annotation><dc:date>2008-08-18T00:00:00</dc:date><text:p>do text</text:p><text:p><text:span text:style-name="T16">from xhtml(view.printXhtml(item[1], (item[1].getMotivation(), '&lt;p&gt;&lt;strong&gt;DECIDE:&lt;/strong&gt;&lt;/p&gt;', item[1].getDecision())))</text:span></text:p></office:annotation>Decision</text:p>
            <text:p text:style-name="P9"><text:span text:style-name="T4"><text:line-break/></text:span><text:span text:style-name="T4"><office:annotation><dc:creator>Gauthier Bastien</dc:creator><dc:date>2011-03-09T10:36:11</dc:date><text:p text:style-name="P14"><text:span text:style-name="T15">do text if item[1].getNotes()</text:span></text:p></office:annotation></text:span><text:span text:style-name="T4">Interventions :</text:span></text:p>
            <text:p text:style-name="P9"><text:span text:style-name="T4"><office:annotation><dc:creator>Gauthier Bastien</dc:creator><dc:date>2011-03-09T10:36:11</dc:date><text:p text:style-name="P14"><text:span text:style-name="T15">do text if item[1].getNotes()</text:span></text:p><text:p text:style-name="P14"><text:span text:style-name="T15">from xhtml(view.printXhtml(item[1], item[1].getObservations()))</text:span></text:p></office:annotation></text:span><text:span text:style-name="T6">Notes</text:span></text:p>
          </table:table-cell>
        </table:table-row>
        <table:table-row>
          <table:table-cell office:value-type="string" table:style-name="Tableau2.A2">
            <text:p text:style-name="P9"/>
          </table:table-cell>
          <table:table-cell office:value-type="string" table:style-name="Tableau2.A2">
            <text:p text:style-name="P9"/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ext:soft-page-break/>
        <table:table-row>
          <table:table-cell office:value-type="string" table:style-name="Table1.A1">
            <text:p text:style-name="Standard"><office:annotation><dc:creator>Auteur inconnu</dc:creator><dc:date>2017-02-15T15:46:12</dc:date><text:p text:style-name="P14"><text:span text:style-name="T14">do table if self.get_signatures()</text:span></text:p></office:annotation></text:p>
          </table:table-cell>
          <table:table-cell office:value-type="string" table:style-name="Table1.A1">
            <text:p text:style-name="Standard"/>
          </table:table-cell>
        </table:table-row>
        <table:table-row>
          <table:table-cell office:value-type="string" table:style-name="Table1.A1">
            <text:p text:style-name="P7"><text:text-input text:description="">self.get_signatures().split('\n')[0]</text:text-input></text:p>
          </table:table-cell>
          <table:table-cell office:value-type="string" table:style-name="Table1.A1">
            <text:p text:style-name="P7"><text:text-input text:description="">self.get_signatures().split('\n')[2]</text:text-input></text:p>
          </table:table-cell>
        </table:table-row>
        <table:table-row>
          <table:table-cell office:value-type="string" table:style-name="Table1.A1">
            <text:p text:style-name="Standard">(s) <text:span text:style-name="T12"><text:text-input text:description="">self.get_signatures().split('\n')[1]</text:text-input></text:span></text:p>
          </table:table-cell>
          <table:table-cell office:value-type="string" table:style-name="Table1.A1">
            <text:p text:style-name="Standard"><text:span text:style-name="T9">(s) </text:span><text:span text:style-name="T9"><text:text-input text:description="">self.get_signatures().split('\n')[3]</text:text-input></text:span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office:value-type="string" table:number-columns-spanned="2" table:style-name="Table2.A1">
            <text:p text:style-name="Standard"><office:annotation><dc:creator>Auteur inconnu</dc:creator><dc:date>2017-02-15T15:46:12</dc:date><text:p text:style-name="P14"><text:span text:style-name="T14">do table if <text:s/>self.get_signatories()</text:span></text:p></office:annotation></text:p>
          </table:table-cell>
          <table:covered-table-cell/>
        </table:table-row>
        <table:table-row>
          <table:table-cell office:value-type="string" table:style-name="Table2.A1">
            <text:p text:style-name="P8"><text:text-input text:description="">self.get_signatories(the_objects=True, by_signature_number=True)['1'].get_prefix_for_gender_and_number(include_value=True)</text:text-input></text:p>
          </table:table-cell>
          <table:table-cell office:value-type="string" table:style-name="Table2.A1">
            <text:p text:style-name="P8"><text:text-input text:description="">self.get_signatories(the_objects=True, by_signature_number=True)['2'].get_prefix_for_gender_and_number(include_value=True)</text:text-input></text:p>
          </table:table-cell>
        </table:table-row>
        <table:table-row>
          <table:table-cell office:value-type="string" table:style-name="Table2.A1">
            <text:p text:style-name="Standard"><text:span text:style-name="T8">(s) </text:span><text:span text:style-name="T8"><text:text-input text:description="">self.get_signatories(the_objects=True, by_signature_number=True)['1'].get_person_title(include_person_title=False)</text:text-input></text:span></text:p>
          </table:table-cell>
          <table:table-cell office:value-type="string" table:style-name="Table2.A1">
            <text:p text:style-name="Standard"><text:span text:style-name="T8">(s) </text:span><text:span text:style-name="T8"><text:text-input text:description="">self.get_signatories(the_objects=True, by_signature_number=True)['2'].get_person_title(include_person_title=False)</text:text-input>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cm" loext:contextual-spacing="false" fo:text-align="start" style:justify-single-word="false" fo:orphans="2" fo:widows="2" style:page-number="auto" style:writing-mode="lr-tb"/>
      <style:text-properties style:use-window-font-color="true" style:font-name="Liberation Serif" fo:font-family="'Liberation Serif'" style:font-style-name="Normal" style:font-family-generic="roman" style:font-pitch="variable" fo:font-size="11pt" fo:language="fr" fo:country="FR" fo:background-color="transparen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5-05T15:50:35</meta:creation-date>
    <dc:language>fr-BE</dc:language>
    <meta:editing-cycles>61</meta:editing-cycles>
    <meta:editing-duration>PT1H25M45S</meta:editing-duration>
    <meta:initial-creator>Gauthier Bastien</meta:initial-creator>
    <dc:date>2021-01-25T11:11:04.088545312</dc:date>
    <meta:document-statistic meta:table-count="4" meta:image-count="0" meta:object-count="0" meta:page-count="2" meta:paragraph-count="28" meta:word-count="79" meta:character-count="1040" meta:non-whitespace-character-count="1011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